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41284" calcext:value-type="float">
            <text:p>209.4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72632" calcext:value-type="float">
            <text:p>209.2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69584" calcext:value-type="float">
            <text:p>209.2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33592" calcext:value-type="float">
            <text:p>209.3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214" calcext:value-type="float">
            <text:p>209.3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73216" calcext:value-type="float">
            <text:p>209.3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03112" calcext:value-type="float">
            <text:p>209.3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89752" calcext:value-type="float">
            <text:p>209.0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120232" calcext:value-type="float">
            <text:p>209.1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120232" calcext:value-type="float">
            <text:p>209.1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8236" calcext:value-type="float">
            <text:p>209.3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79312" calcext:value-type="float">
            <text:p>209.3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6712" calcext:value-type="float">
            <text:p>209.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678016" calcext:value-type="float">
            <text:p>209.6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14592" calcext:value-type="float">
            <text:p>209.7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05448" calcext:value-type="float">
            <text:p>209.7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662776" calcext:value-type="float">
            <text:p>209.6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647536" calcext:value-type="float">
            <text:p>209.6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68716" calcext:value-type="float">
            <text:p>209.6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68716" calcext:value-type="float">
            <text:p>209.6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571336" calcext:value-type="float">
            <text:p>209.5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72632" calcext:value-type="float">
            <text:p>209.2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17768" calcext:value-type="float">
            <text:p>209.2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7088" calcext:value-type="float">
            <text:p>208.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141568" calcext:value-type="float">
            <text:p>209.1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431128" calcext:value-type="float">
            <text:p>209.4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33008" calcext:value-type="float">
            <text:p>209.2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12256" calcext:value-type="float">
            <text:p>209.3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104992" calcext:value-type="float">
            <text:p>209.1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80024" calcext:value-type="float">
            <text:p>208.9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3456" calcext:value-type="float">
            <text:p>207.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8028" calcext:value-type="float">
            <text:p>207.9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28464" calcext:value-type="float">
            <text:p>207.9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52848" calcext:value-type="float">
            <text:p>207.9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85836" calcext:value-type="float">
            <text:p>207.8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791304" calcext:value-type="float">
            <text:p>207.7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611472" calcext:value-type="float">
            <text:p>207.6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276192" calcext:value-type="float">
            <text:p>207.2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352392" calcext:value-type="float">
            <text:p>207.3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388968" calcext:value-type="float">
            <text:p>207.3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331056" calcext:value-type="float">
            <text:p>207.3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80408" calcext:value-type="float">
            <text:p>207.4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331056" calcext:value-type="float">
            <text:p>207.3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27924" calcext:value-type="float">
            <text:p>207.2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108552" calcext:value-type="float">
            <text:p>207.1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120744" calcext:value-type="float">
            <text:p>207.1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22496" calcext:value-type="float">
            <text:p>207.4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16984" calcext:value-type="float">
            <text:p>207.5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605376" calcext:value-type="float">
            <text:p>207.6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669384" calcext:value-type="float">
            <text:p>207.6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651096" calcext:value-type="float">
            <text:p>207.6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34688" calcext:value-type="float">
            <text:p>207.4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56024" calcext:value-type="float">
            <text:p>207.4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8404" calcext:value-type="float">
            <text:p>207.5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3832" calcext:value-type="float">
            <text:p>207.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56024" calcext:value-type="float">
            <text:p>207.4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89552" calcext:value-type="float">
            <text:p>207.4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65168" calcext:value-type="float">
            <text:p>207.4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01744" calcext:value-type="float">
            <text:p>207.5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608424" calcext:value-type="float">
            <text:p>207.6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718152" calcext:value-type="float">
            <text:p>207.7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81264" calcext:value-type="float">
            <text:p>207.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13224" calcext:value-type="float">
            <text:p>207.9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867504" calcext:value-type="float">
            <text:p>207.8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620616" calcext:value-type="float">
            <text:p>207.6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666336" calcext:value-type="float">
            <text:p>207.6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769968" calcext:value-type="float">
            <text:p>207.7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16856" calcext:value-type="float">
            <text:p>208.0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59528" calcext:value-type="float">
            <text:p>208.0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99152" calcext:value-type="float">
            <text:p>208.0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82788" calcext:value-type="float">
            <text:p>207.8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07256" calcext:value-type="float">
            <text:p>207.4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49928" calcext:value-type="float">
            <text:p>207.4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01744" calcext:value-type="float">
            <text:p>207.5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300576" calcext:value-type="float">
            <text:p>207.3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334104" calcext:value-type="float">
            <text:p>207.3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376776" calcext:value-type="float">
            <text:p>207.3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29176" calcext:value-type="float">
            <text:p>207.5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30972" calcext:value-type="float">
            <text:p>207.3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148176" calcext:value-type="float">
            <text:p>207.1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145128" calcext:value-type="float">
            <text:p>207.1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02016" calcext:value-type="float">
            <text:p>207.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3728" calcext:value-type="float">
            <text:p>206.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09848" calcext:value-type="float">
            <text:p>206.8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7632" calcext:value-type="float">
            <text:p>206.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85464" calcext:value-type="float">
            <text:p>206.7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2204" calcext:value-type="float">
            <text:p>206.8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977488" calcext:value-type="float">
            <text:p>206.9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36112" calcext:value-type="float">
            <text:p>206.6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36112" calcext:value-type="float">
            <text:p>206.6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66592" calcext:value-type="float">
            <text:p>206.6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068" calcext:value-type="float">
            <text:p>206.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70224" calcext:value-type="float">
            <text:p>206.7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2392" calcext:value-type="float">
            <text:p>206.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26968" calcext:value-type="float">
            <text:p>206.6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02" calcext:value-type="float">
            <text:p>206.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67888" calcext:value-type="float">
            <text:p>206.3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85008" calcext:value-type="float">
            <text:p>206.1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9052" calcext:value-type="float">
            <text:p>206.0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68016" calcext:value-type="float">
            <text:p>205.8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07056" calcext:value-type="float">
            <text:p>205.8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86304" calcext:value-type="float">
            <text:p>205.8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43632" calcext:value-type="float">
            <text:p>205.8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924" calcext:value-type="float">
            <text:p>205.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62504" calcext:value-type="float">
            <text:p>205.9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65552" calcext:value-type="float">
            <text:p>205.9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07056" calcext:value-type="float">
            <text:p>205.8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71064" calcext:value-type="float">
            <text:p>205.8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64968" calcext:value-type="float">
            <text:p>205.8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63088" calcext:value-type="float">
            <text:p>206.0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96032" calcext:value-type="float">
            <text:p>205.9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11272" calcext:value-type="float">
            <text:p>206.0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27096" calcext:value-type="float">
            <text:p>206.1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7528" calcext:value-type="float">
            <text:p>206.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7528" calcext:value-type="float">
            <text:p>206.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21584" calcext:value-type="float">
            <text:p>206.2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37992" calcext:value-type="float">
            <text:p>206.4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9532" calcext:value-type="float">
            <text:p>206.3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91688" calcext:value-type="float">
            <text:p>206.2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31896" calcext:value-type="float">
            <text:p>206.4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94736" calcext:value-type="float">
            <text:p>206.2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94736" calcext:value-type="float">
            <text:p>206.2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98952" calcext:value-type="float">
            <text:p>206.4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51352" calcext:value-type="float">
            <text:p>206.6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23336" calcext:value-type="float">
            <text:p>206.5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38576" calcext:value-type="float">
            <text:p>206.5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06216" calcext:value-type="float">
            <text:p>206.7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9156" calcext:value-type="float">
            <text:p>206.7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31184" calcext:value-type="float">
            <text:p>206.8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83" calcext:value-type="float">
            <text:p>206.8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42208" calcext:value-type="float">
            <text:p>206.6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66592" calcext:value-type="float">
            <text:p>206.6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18408" calcext:value-type="float">
            <text:p>206.7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12896" calcext:value-type="float">
            <text:p>206.8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3728" calcext:value-type="float">
            <text:p>206.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43376" calcext:value-type="float">
            <text:p>206.8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06588" calcext:value-type="float">
            <text:p>207.0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044544" calcext:value-type="float">
            <text:p>207.0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08112" calcext:value-type="float">
            <text:p>207.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306672" calcext:value-type="float">
            <text:p>207.3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43832" calcext:value-type="float">
            <text:p>207.4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35272" calcext:value-type="float">
            <text:p>207.5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321912" calcext:value-type="float">
            <text:p>207.3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312768" calcext:value-type="float">
            <text:p>207.3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312768" calcext:value-type="float">
            <text:p>207.3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29448" calcext:value-type="float">
            <text:p>207.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77944" calcext:value-type="float">
            <text:p>207.5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52848" calcext:value-type="float">
            <text:p>207.9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16272" calcext:value-type="float">
            <text:p>207.9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894936" calcext:value-type="float">
            <text:p>207.8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6504" calcext:value-type="float">
            <text:p>207.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1932" calcext:value-type="float">
            <text:p>207.9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498" calcext:value-type="float">
            <text:p>207.9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22952" calcext:value-type="float">
            <text:p>208.0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4792" calcext:value-type="float">
            <text:p>208.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50384" calcext:value-type="float">
            <text:p>208.0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72888" calcext:value-type="float">
            <text:p>208.2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75936" calcext:value-type="float">
            <text:p>208.2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72888" calcext:value-type="float">
            <text:p>208.2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97272" calcext:value-type="float">
            <text:p>208.2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37936" calcext:value-type="float">
            <text:p>209.0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114136" calcext:value-type="float">
            <text:p>209.1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63488" calcext:value-type="float">
            <text:p>209.2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03112" calcext:value-type="float">
            <text:p>209.3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09208" calcext:value-type="float">
            <text:p>209.3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51296" calcext:value-type="float">
            <text:p>209.2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53176" calcext:value-type="float">
            <text:p>209.0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56224" calcext:value-type="float">
            <text:p>209.0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80608" calcext:value-type="float">
            <text:p>209.0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135472" calcext:value-type="float">
            <text:p>209.1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28208" calcext:value-type="float">
            <text:p>208.9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69128" calcext:value-type="float">
            <text:p>208.6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00776" calcext:value-type="float">
            <text:p>208.9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175096" calcext:value-type="float">
            <text:p>209.1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1472" calcext:value-type="float">
            <text:p>209.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71464" calcext:value-type="float">
            <text:p>209.0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404" calcext:value-type="float">
            <text:p>208.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51424" calcext:value-type="float">
            <text:p>208.7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92928" calcext:value-type="float">
            <text:p>208.5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28208" calcext:value-type="float">
            <text:p>208.9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0324" calcext:value-type="float">
            <text:p>208.8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04408" calcext:value-type="float">
            <text:p>209.0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95264" calcext:value-type="float">
            <text:p>208.9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58688" calcext:value-type="float">
            <text:p>208.9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477104" calcext:value-type="float">
            <text:p>208.4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31556" calcext:value-type="float">
            <text:p>208.3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26456" calcext:value-type="float">
            <text:p>208.6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434432" calcext:value-type="float">
            <text:p>208.4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65624" calcext:value-type="float">
            <text:p>208.0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14392" calcext:value-type="float">
            <text:p>208.1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72888" calcext:value-type="float">
            <text:p>208.2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333848" calcext:value-type="float">
            <text:p>208.3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02784" calcext:value-type="float">
            <text:p>208.2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87544" calcext:value-type="float">
            <text:p>208.1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96688" calcext:value-type="float">
            <text:p>208.1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57648" calcext:value-type="float">
            <text:p>208.2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99608" calcext:value-type="float">
            <text:p>208.6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73344" calcext:value-type="float">
            <text:p>208.8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413096" calcext:value-type="float">
            <text:p>208.4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58944" calcext:value-type="float">
            <text:p>207.9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08296" calcext:value-type="float">
            <text:p>208.1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14976" calcext:value-type="float">
            <text:p>208.2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93056" calcext:value-type="float">
            <text:p>208.0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58944" calcext:value-type="float">
            <text:p>207.9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53432" calcext:value-type="float">
            <text:p>208.0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58944" calcext:value-type="float">
            <text:p>207.9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46752" calcext:value-type="float">
            <text:p>207.9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870552" calcext:value-type="float">
            <text:p>207.8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8736" calcext:value-type="float">
            <text:p>207.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894936" calcext:value-type="float">
            <text:p>207.8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715104" calcext:value-type="float">
            <text:p>207.7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364584" calcext:value-type="float">
            <text:p>207.3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01744" calcext:value-type="float">
            <text:p>207.5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785208" calcext:value-type="float">
            <text:p>207.7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178656" calcext:value-type="float">
            <text:p>207.1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1878" calcext:value-type="float">
            <text:p>207.1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303624" calcext:value-type="float">
            <text:p>207.3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358488" calcext:value-type="float">
            <text:p>207.3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4688" calcext:value-type="float">
            <text:p>207.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86504" calcext:value-type="float">
            <text:p>207.4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50512" calcext:value-type="float">
            <text:p>207.5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639416" calcext:value-type="float">
            <text:p>205.6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416912" calcext:value-type="float">
            <text:p>205.4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575408" calcext:value-type="float">
            <text:p>205.5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89224" calcext:value-type="float">
            <text:p>206.3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4084" calcext:value-type="float">
            <text:p>204.8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09776" calcext:value-type="float">
            <text:p>204.7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70152" calcext:value-type="float">
            <text:p>204.6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54328" calcext:value-type="float">
            <text:p>204.5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81176" calcext:value-type="float">
            <text:p>204.4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493624" calcext:value-type="float">
            <text:p>203.4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511912" calcext:value-type="float">
            <text:p>203.5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551536" calcext:value-type="float">
            <text:p>203.5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597256" calcext:value-type="float">
            <text:p>203.5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679552" calcext:value-type="float">
            <text:p>203.6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77404" calcext:value-type="float">
            <text:p>203.7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816712" calcext:value-type="float">
            <text:p>203.8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89596" calcext:value-type="float">
            <text:p>203.8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963016" calcext:value-type="float">
            <text:p>203.9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966064" calcext:value-type="float">
            <text:p>203.9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978256" calcext:value-type="float">
            <text:p>203.9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027024" calcext:value-type="float">
            <text:p>204.0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127608" calcext:value-type="float">
            <text:p>204.1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020928" calcext:value-type="float">
            <text:p>204.0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066648" calcext:value-type="float">
            <text:p>204.0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069696" calcext:value-type="float">
            <text:p>204.0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2922" calcext:value-type="float">
            <text:p>204.2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932536" calcext:value-type="float">
            <text:p>203.9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868528" calcext:value-type="float">
            <text:p>203.8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94168" calcext:value-type="float">
            <text:p>203.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959968" calcext:value-type="float">
            <text:p>203.9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932536" calcext:value-type="float">
            <text:p>203.9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816712" calcext:value-type="float">
            <text:p>203.8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749656" calcext:value-type="float">
            <text:p>203.7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734416" calcext:value-type="float">
            <text:p>203.7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749656" calcext:value-type="float">
            <text:p>203.7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764896" calcext:value-type="float">
            <text:p>203.7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630784" calcext:value-type="float">
            <text:p>203.6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51496" calcext:value-type="float">
            <text:p>203.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43876" calcext:value-type="float">
            <text:p>203.4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56464" calcext:value-type="float">
            <text:p>203.3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7112" calcext:value-type="float">
            <text:p>203.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80264" calcext:value-type="float">
            <text:p>203.2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31496" calcext:value-type="float">
            <text:p>203.2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58928" calcext:value-type="float">
            <text:p>203.2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10744" calcext:value-type="float">
            <text:p>203.3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7112" calcext:value-type="float">
            <text:p>203.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923392" calcext:value-type="float">
            <text:p>203.9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929488" calcext:value-type="float">
            <text:p>203.9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816712" calcext:value-type="float">
            <text:p>203.8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807568" calcext:value-type="float">
            <text:p>203.8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95692" calcext:value-type="float">
            <text:p>203.9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057504" calcext:value-type="float">
            <text:p>204.0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7964" calcext:value-type="float">
            <text:p>210.4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241896" calcext:value-type="float">
            <text:p>210.2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19008" calcext:value-type="float">
            <text:p>210.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226656" calcext:value-type="float">
            <text:p>210.2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150456" calcext:value-type="float">
            <text:p>210.1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998056" calcext:value-type="float">
            <text:p>209.9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973672" calcext:value-type="float">
            <text:p>209.9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821272" calcext:value-type="float">
            <text:p>209.8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51168" calcext:value-type="float">
            <text:p>209.7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75552" calcext:value-type="float">
            <text:p>209.7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845656" calcext:value-type="float">
            <text:p>209.8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982816" calcext:value-type="float">
            <text:p>209.9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031584" calcext:value-type="float">
            <text:p>210.0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802984" calcext:value-type="float">
            <text:p>209.8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1764" calcext:value-type="float">
            <text:p>209.7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26784" calcext:value-type="float">
            <text:p>209.7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29832" calcext:value-type="float">
            <text:p>209.7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842608" calcext:value-type="float">
            <text:p>209.8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312" calcext:value-type="float">
            <text:p>210.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19592" calcext:value-type="float">
            <text:p>211.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26912" calcext:value-type="float">
            <text:p>209.2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02528" calcext:value-type="float">
            <text:p>209.2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117184" calcext:value-type="float">
            <text:p>209.1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193384" calcext:value-type="float">
            <text:p>209.1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73928" calcext:value-type="float">
            <text:p>208.9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23992" calcext:value-type="float">
            <text:p>208.7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99608" calcext:value-type="float">
            <text:p>208.6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99024" calcext:value-type="float">
            <text:p>208.5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495392" calcext:value-type="float">
            <text:p>208.4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364328" calcext:value-type="float">
            <text:p>208.3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48504" calcext:value-type="float">
            <text:p>208.2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57064" calcext:value-type="float">
            <text:p>208.1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50384" calcext:value-type="float">
            <text:p>208.0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55896" calcext:value-type="float">
            <text:p>207.9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757776" calcext:value-type="float">
            <text:p>207.7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696816" calcext:value-type="float">
            <text:p>207.6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684624" calcext:value-type="float">
            <text:p>207.6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654144" calcext:value-type="float">
            <text:p>207.6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62704" calcext:value-type="float">
            <text:p>207.5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0116" calcext:value-type="float">
            <text:p>207.4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328008" calcext:value-type="float">
            <text:p>207.3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349344" calcext:value-type="float">
            <text:p>207.3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32496" calcext:value-type="float">
            <text:p>207.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084168" calcext:value-type="float">
            <text:p>207.0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044544" calcext:value-type="float">
            <text:p>207.0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953104" calcext:value-type="float">
            <text:p>206.9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5252" calcext:value-type="float">
            <text:p>206.8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03752" calcext:value-type="float">
            <text:p>206.8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70224" calcext:value-type="float">
            <text:p>206.7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88512" calcext:value-type="float">
            <text:p>206.7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76904" calcext:value-type="float">
            <text:p>206.8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82416" calcext:value-type="float">
            <text:p>206.7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76904" calcext:value-type="float">
            <text:p>206.8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42208" calcext:value-type="float">
            <text:p>206.6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78784" calcext:value-type="float">
            <text:p>206.6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9156" calcext:value-type="float">
            <text:p>206.7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81832" calcext:value-type="float">
            <text:p>206.6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18408" calcext:value-type="float">
            <text:p>206.7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18992" calcext:value-type="float">
            <text:p>206.8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937864" calcext:value-type="float">
            <text:p>206.9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49472" calcext:value-type="float">
            <text:p>206.8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3728" calcext:value-type="float">
            <text:p>206.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919576" calcext:value-type="float">
            <text:p>206.9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73856" calcext:value-type="float">
            <text:p>206.8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89096" calcext:value-type="float">
            <text:p>206.8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89096" calcext:value-type="float">
            <text:p>206.8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86048" calcext:value-type="float">
            <text:p>206.8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953104" calcext:value-type="float">
            <text:p>206.9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58616" calcext:value-type="float">
            <text:p>206.8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70808" calcext:value-type="float">
            <text:p>206.8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3916" calcext:value-type="float">
            <text:p>206.6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17824" calcext:value-type="float">
            <text:p>206.6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3248" calcext:value-type="float">
            <text:p>206.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50184" calcext:value-type="float">
            <text:p>206.4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44088" calcext:value-type="float">
            <text:p>206.4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50184" calcext:value-type="float">
            <text:p>206.4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01416" calcext:value-type="float">
            <text:p>206.4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98952" calcext:value-type="float">
            <text:p>206.4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08096" calcext:value-type="float">
            <text:p>206.5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53816" calcext:value-type="float">
            <text:p>206.5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1724" calcext:value-type="float">
            <text:p>206.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29432" calcext:value-type="float">
            <text:p>206.5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66008" calcext:value-type="float">
            <text:p>206.5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08096" calcext:value-type="float">
            <text:p>206.5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29432" calcext:value-type="float">
            <text:p>206.5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96488" calcext:value-type="float">
            <text:p>206.5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72104" calcext:value-type="float">
            <text:p>206.5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20872" calcext:value-type="float">
            <text:p>206.6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18992" calcext:value-type="float">
            <text:p>206.8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79952" calcext:value-type="float">
            <text:p>206.8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6776" calcext:value-type="float">
            <text:p>206.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17256" calcext:value-type="float">
            <text:p>207.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81248" calcext:value-type="float">
            <text:p>206.5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31312" calcext:value-type="float">
            <text:p>206.3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16072" calcext:value-type="float">
            <text:p>206.3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06928" calcext:value-type="float">
            <text:p>206.3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0388" calcext:value-type="float">
            <text:p>206.3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22168" calcext:value-type="float">
            <text:p>206.3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13024" calcext:value-type="float">
            <text:p>206.3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28848" calcext:value-type="float">
            <text:p>206.4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83712" calcext:value-type="float">
            <text:p>206.4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67888" calcext:value-type="float">
            <text:p>206.3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29432" calcext:value-type="float">
            <text:p>206.5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94152" calcext:value-type="float">
            <text:p>206.1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0388" calcext:value-type="float">
            <text:p>206.3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55696" calcext:value-type="float">
            <text:p>206.3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21584" calcext:value-type="float">
            <text:p>206.2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02128" calcext:value-type="float">
            <text:p>206.0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05176" calcext:value-type="float">
            <text:p>206.0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76448" calcext:value-type="float">
            <text:p>206.2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1056" calcext:value-type="float">
            <text:p>206.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1056" calcext:value-type="float">
            <text:p>206.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25216" calcext:value-type="float">
            <text:p>206.3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734" calcext:value-type="float">
            <text:p>206.2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81376" calcext:value-type="float">
            <text:p>206.0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35072" calcext:value-type="float">
            <text:p>205.9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78328" calcext:value-type="float">
            <text:p>206.0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11856" calcext:value-type="float">
            <text:p>206.1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50896" calcext:value-type="float">
            <text:p>206.0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63088" calcext:value-type="float">
            <text:p>206.0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04008" calcext:value-type="float">
            <text:p>205.8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50896" calcext:value-type="float">
            <text:p>206.0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21" calcext:value-type="float">
            <text:p>206.1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8864" calcext:value-type="float">
            <text:p>206.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16656" calcext:value-type="float">
            <text:p>206.4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42336" calcext:value-type="float">
            <text:p>206.1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63672" calcext:value-type="float">
            <text:p>206.1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49016" calcext:value-type="float">
            <text:p>206.2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8196" calcext:value-type="float">
            <text:p>206.1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91688" calcext:value-type="float">
            <text:p>206.2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64256" calcext:value-type="float">
            <text:p>206.2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8864" calcext:value-type="float">
            <text:p>206.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8196" calcext:value-type="float">
            <text:p>206.1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66136" calcext:value-type="float">
            <text:p>206.0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97784" calcext:value-type="float">
            <text:p>206.2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3728" calcext:value-type="float">
            <text:p>206.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43376" calcext:value-type="float">
            <text:p>206.8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18536" calcext:value-type="float">
            <text:p>206.2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52064" calcext:value-type="float">
            <text:p>206.2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752192" calcext:value-type="float">
            <text:p>205.7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22296" calcext:value-type="float">
            <text:p>205.8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77744" calcext:value-type="float">
            <text:p>205.9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715616" calcext:value-type="float">
            <text:p>205.7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96032" calcext:value-type="float">
            <text:p>205.9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50896" calcext:value-type="float">
            <text:p>206.0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736952" calcext:value-type="float">
            <text:p>205.7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37536" calcext:value-type="float">
            <text:p>205.8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11272" calcext:value-type="float">
            <text:p>206.0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423008" calcext:value-type="float">
            <text:p>205.4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462632" calcext:value-type="float">
            <text:p>205.4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535784" calcext:value-type="float">
            <text:p>205.5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6192" calcext:value-type="float">
            <text:p>205.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73072" calcext:value-type="float">
            <text:p>205.1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85264" calcext:value-type="float">
            <text:p>205.1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380336" calcext:value-type="float">
            <text:p>205.3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25928" calcext:value-type="float">
            <text:p>205.9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81376" calcext:value-type="float">
            <text:p>206.0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566264" calcext:value-type="float">
            <text:p>205.5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611984" calcext:value-type="float">
            <text:p>205.6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40128" calcext:value-type="float">
            <text:p>205.2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43176" calcext:value-type="float">
            <text:p>205.2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392528" calcext:value-type="float">
            <text:p>205.3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362048" calcext:value-type="float">
            <text:p>205.3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468728" calcext:value-type="float">
            <text:p>205.4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52664" calcext:value-type="float">
            <text:p>205.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593696" calcext:value-type="float">
            <text:p>205.5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584552" calcext:value-type="float">
            <text:p>205.5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71064" calcext:value-type="float">
            <text:p>205.8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0096" calcext:value-type="float">
            <text:p>205.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554072" calcext:value-type="float">
            <text:p>205.5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703424" calcext:value-type="float">
            <text:p>205.7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773528" calcext:value-type="float">
            <text:p>205.7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74112" calcext:value-type="float">
            <text:p>205.8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93568" calcext:value-type="float">
            <text:p>206.0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14904" calcext:value-type="float">
            <text:p>206.1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52064" calcext:value-type="float">
            <text:p>206.2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99664" calcext:value-type="float">
            <text:p>206.0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96616" calcext:value-type="float">
            <text:p>206.0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41752" calcext:value-type="float">
            <text:p>206.0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32608" calcext:value-type="float">
            <text:p>206.0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47848" calcext:value-type="float">
            <text:p>206.0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21" calcext:value-type="float">
            <text:p>206.1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06928" calcext:value-type="float">
            <text:p>206.3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02712" calcext:value-type="float">
            <text:p>206.1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30144" calcext:value-type="float">
            <text:p>206.1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48432" calcext:value-type="float">
            <text:p>206.1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5148" calcext:value-type="float">
            <text:p>206.1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44216" calcext:value-type="float">
            <text:p>205.9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77744" calcext:value-type="float">
            <text:p>205.9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56408" calcext:value-type="float">
            <text:p>205.9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686" calcext:value-type="float">
            <text:p>205.9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3812" calcext:value-type="float">
            <text:p>205.9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89936" calcext:value-type="float">
            <text:p>205.9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08808" calcext:value-type="float">
            <text:p>206.1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96032" calcext:value-type="float">
            <text:p>205.9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80792" calcext:value-type="float">
            <text:p>205.9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8384" calcext:value-type="float">
            <text:p>205.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26512" calcext:value-type="float">
            <text:p>206.0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66136" calcext:value-type="float">
            <text:p>206.0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0576" calcext:value-type="float">
            <text:p>206.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00248" calcext:value-type="float">
            <text:p>206.2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734" calcext:value-type="float">
            <text:p>206.2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58744" calcext:value-type="float">
            <text:p>206.3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44672" calcext:value-type="float">
            <text:p>206.5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72688" calcext:value-type="float">
            <text:p>206.6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7632" calcext:value-type="float">
            <text:p>206.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056736" calcext:value-type="float">
            <text:p>207.0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89224" calcext:value-type="float">
            <text:p>206.3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55696" calcext:value-type="float">
            <text:p>206.3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49016" calcext:value-type="float">
            <text:p>206.2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70352" calcext:value-type="float">
            <text:p>206.2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8008" calcext:value-type="float">
            <text:p>206.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67176" calcext:value-type="float">
            <text:p>206.7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61664" calcext:value-type="float">
            <text:p>206.8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4772" calcext:value-type="float">
            <text:p>206.5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30016" calcext:value-type="float">
            <text:p>206.6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94608" calcext:value-type="float">
            <text:p>206.7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056736" calcext:value-type="float">
            <text:p>207.0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392016" calcext:value-type="float">
            <text:p>207.3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55568" calcext:value-type="float">
            <text:p>206.8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76904" calcext:value-type="float">
            <text:p>206.8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947008" calcext:value-type="float">
            <text:p>206.9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05064" calcext:value-type="float">
            <text:p>207.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087216" calcext:value-type="float">
            <text:p>207.0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12684" calcext:value-type="float">
            <text:p>207.1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273144" calcext:value-type="float">
            <text:p>207.2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352392" calcext:value-type="float">
            <text:p>207.3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22496" calcext:value-type="float">
            <text:p>207.4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164" calcext:value-type="float">
            <text:p>207.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22496" calcext:value-type="float">
            <text:p>207.4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13352" calcext:value-type="float">
            <text:p>207.4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32224" calcext:value-type="float">
            <text:p>207.5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69072" calcext:value-type="float">
            <text:p>207.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98568" calcext:value-type="float">
            <text:p>207.9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53432" calcext:value-type="float">
            <text:p>208.0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11344" calcext:value-type="float">
            <text:p>208.1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99152" calcext:value-type="float">
            <text:p>208.0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29048" calcext:value-type="float">
            <text:p>208.0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08296" calcext:value-type="float">
            <text:p>208.1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84496" calcext:value-type="float">
            <text:p>208.1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2412" calcext:value-type="float">
            <text:p>208.2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11928" calcext:value-type="float">
            <text:p>208.2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57648" calcext:value-type="float">
            <text:p>208.2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91176" calcext:value-type="float">
            <text:p>208.2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379568" calcext:value-type="float">
            <text:p>208.3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31968" calcext:value-type="float">
            <text:p>208.5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2892" calcext:value-type="float">
            <text:p>208.5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594" calcext:value-type="float">
            <text:p>208.5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17312" calcext:value-type="float">
            <text:p>208.6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66664" calcext:value-type="float">
            <text:p>208.7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00192" calcext:value-type="float">
            <text:p>208.8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42864" calcext:value-type="float">
            <text:p>208.8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92216" calcext:value-type="float">
            <text:p>208.9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431128" calcext:value-type="float">
            <text:p>209.4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126328" calcext:value-type="float">
            <text:p>209.1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51296" calcext:value-type="float">
            <text:p>209.2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129376" calcext:value-type="float">
            <text:p>209.1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15376" calcext:value-type="float">
            <text:p>209.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30544" calcext:value-type="float">
            <text:p>209.3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30544" calcext:value-type="float">
            <text:p>209.3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42808" calcext:value-type="float">
            <text:p>209.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45856" calcext:value-type="float">
            <text:p>209.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470752" calcext:value-type="float">
            <text:p>209.4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482944" calcext:value-type="float">
            <text:p>209.4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00064" calcext:value-type="float">
            <text:p>209.3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30544" calcext:value-type="float">
            <text:p>209.3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485992" calcext:value-type="float">
            <text:p>209.4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61936" calcext:value-type="float">
            <text:p>210.5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57264" calcext:value-type="float">
            <text:p>209.7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82432" calcext:value-type="float">
            <text:p>209.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400648" calcext:value-type="float">
            <text:p>209.4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400648" calcext:value-type="float">
            <text:p>209.4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690208" calcext:value-type="float">
            <text:p>209.6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247992" calcext:value-type="float">
            <text:p>210.2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982816" calcext:value-type="float">
            <text:p>209.9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82432" calcext:value-type="float">
            <text:p>209.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9092" calcext:value-type="float">
            <text:p>209.2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12256" calcext:value-type="float">
            <text:p>209.3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400648" calcext:value-type="float">
            <text:p>209.4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601816" calcext:value-type="float">
            <text:p>209.6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937096" calcext:value-type="float">
            <text:p>209.9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360768" calcext:value-type="float">
            <text:p>210.3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20532" calcext:value-type="float">
            <text:p>210.2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1596" calcext:value-type="float">
            <text:p>210.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57264" calcext:value-type="float">
            <text:p>209.7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81648" calcext:value-type="float">
            <text:p>209.7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91576" calcext:value-type="float">
            <text:p>209.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982816" calcext:value-type="float">
            <text:p>209.9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958432" calcext:value-type="float">
            <text:p>209.9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11388" calcext:value-type="float">
            <text:p>210.1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27824" calcext:value-type="float">
            <text:p>210.4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91576" calcext:value-type="float">
            <text:p>209.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004152" calcext:value-type="float">
            <text:p>210.0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339432" calcext:value-type="float">
            <text:p>210.3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07656" calcext:value-type="float">
            <text:p>210.6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83016" calcext:value-type="float">
            <text:p>210.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16216" calcext:value-type="float">
            <text:p>210.5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96048" calcext:value-type="float">
            <text:p>210.6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226656" calcext:value-type="float">
            <text:p>210.2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272376" calcext:value-type="float">
            <text:p>210.2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28992" calcext:value-type="float">
            <text:p>210.6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78444" calcext:value-type="float">
            <text:p>210.7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186776" calcext:value-type="float">
            <text:p>211.1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73544" calcext:value-type="float">
            <text:p>210.4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339432" calcext:value-type="float">
            <text:p>210.3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138264" calcext:value-type="float">
            <text:p>210.1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226656" calcext:value-type="float">
            <text:p>210.2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06488" calcext:value-type="float">
            <text:p>210.4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74712" calcext:value-type="float">
            <text:p>210.6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61936" calcext:value-type="float">
            <text:p>210.5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006944" calcext:value-type="float">
            <text:p>211.0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07656" calcext:value-type="float">
            <text:p>210.6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937096" calcext:value-type="float">
            <text:p>209.9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937096" calcext:value-type="float">
            <text:p>209.9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9488" calcext:value-type="float">
            <text:p>210.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96048" calcext:value-type="float">
            <text:p>210.6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074" calcext:value-type="float">
            <text:p>211.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74712" calcext:value-type="float">
            <text:p>210.6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741768" calcext:value-type="float">
            <text:p>210.7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82432" calcext:value-type="float">
            <text:p>209.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87004" calcext:value-type="float">
            <text:p>209.8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138264" calcext:value-type="float">
            <text:p>210.1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83272" calcext:value-type="float">
            <text:p>210.5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138264" calcext:value-type="float">
            <text:p>210.1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958432" calcext:value-type="float">
            <text:p>209.9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35928" calcext:value-type="float">
            <text:p>209.7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513424" calcext:value-type="float">
            <text:p>209.5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58048" calcext:value-type="float">
            <text:p>209.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1596" calcext:value-type="float">
            <text:p>210.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27824" calcext:value-type="float">
            <text:p>210.4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20532" calcext:value-type="float">
            <text:p>210.2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11388" calcext:value-type="float">
            <text:p>210.1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53476" calcext:value-type="float">
            <text:p>209.5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65368" calcext:value-type="float">
            <text:p>209.0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111088" calcext:value-type="float">
            <text:p>209.1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623152" calcext:value-type="float">
            <text:p>209.6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668872" calcext:value-type="float">
            <text:p>209.6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446368" calcext:value-type="float">
            <text:p>209.4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601816" calcext:value-type="float">
            <text:p>209.6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464912" calcext:value-type="float">
            <text:p>208.4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464912" calcext:value-type="float">
            <text:p>208.4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99024" calcext:value-type="float">
            <text:p>208.5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0992" calcext:value-type="float">
            <text:p>208.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467704" calcext:value-type="float">
            <text:p>209.4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19948" calcext:value-type="float">
            <text:p>209.1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452" calcext:value-type="float">
            <text:p>209.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23864" calcext:value-type="float">
            <text:p>209.2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156808" calcext:value-type="float">
            <text:p>209.1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57976" calcext:value-type="float">
            <text:p>209.3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12256" calcext:value-type="float">
            <text:p>209.3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12256" calcext:value-type="float">
            <text:p>209.3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58048" calcext:value-type="float">
            <text:p>209.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89752" calcext:value-type="float">
            <text:p>209.0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76976" calcext:value-type="float">
            <text:p>208.9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486248" calcext:value-type="float">
            <text:p>208.4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53304" calcext:value-type="float">
            <text:p>208.5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00192" calcext:value-type="float">
            <text:p>208.8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76976" calcext:value-type="float">
            <text:p>208.9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53304" calcext:value-type="float">
            <text:p>208.5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08752" calcext:value-type="float">
            <text:p>208.7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54472" calcext:value-type="float">
            <text:p>208.7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16856" calcext:value-type="float">
            <text:p>208.0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62576" calcext:value-type="float">
            <text:p>208.0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99024" calcext:value-type="float">
            <text:p>208.5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352136" calcext:value-type="float">
            <text:p>208.3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96688" calcext:value-type="float">
            <text:p>208.1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306416" calcext:value-type="float">
            <text:p>208.3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882744" calcext:value-type="float">
            <text:p>207.8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32496" calcext:value-type="float">
            <text:p>207.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190848" calcext:value-type="float">
            <text:p>207.1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71848" calcext:value-type="float">
            <text:p>207.5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74184" calcext:value-type="float">
            <text:p>207.9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9552" calcext:value-type="float">
            <text:p>207.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29632" calcext:value-type="float">
            <text:p>208.1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4584" calcext:value-type="float">
            <text:p>206.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67176" calcext:value-type="float">
            <text:p>206.7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67176" calcext:value-type="float">
            <text:p>206.7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57448" calcext:value-type="float">
            <text:p>206.6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901288" calcext:value-type="float">
            <text:p>206.9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947008" calcext:value-type="float">
            <text:p>206.9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34232" calcext:value-type="float">
            <text:p>206.8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925672" calcext:value-type="float">
            <text:p>206.9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0012" calcext:value-type="float">
            <text:p>206.7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34232" calcext:value-type="float">
            <text:p>206.8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71848" calcext:value-type="float">
            <text:p>207.5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638904" calcext:value-type="float">
            <text:p>207.6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61452" calcext:value-type="float">
            <text:p>207.6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164" calcext:value-type="float">
            <text:p>207.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44672" calcext:value-type="float">
            <text:p>206.5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54188" calcext:value-type="float">
            <text:p>205.5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429104" calcext:value-type="float">
            <text:p>205.4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672944" calcext:value-type="float">
            <text:p>205.6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21" calcext:value-type="float">
            <text:p>206.1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43504" calcext:value-type="float">
            <text:p>206.3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3144" calcext:value-type="float">
            <text:p>205.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53944" calcext:value-type="float">
            <text:p>206.0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82928" calcext:value-type="float">
            <text:p>204.7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7132" calcext:value-type="float">
            <text:p>204.8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72488" calcext:value-type="float">
            <text:p>205.0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584552" calcext:value-type="float">
            <text:p>205.5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066" calcext:value-type="float">
            <text:p>205.2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6088" calcext:value-type="float">
            <text:p>205.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49272" calcext:value-type="float">
            <text:p>205.2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58544" calcext:value-type="float">
            <text:p>204.7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49984" calcext:value-type="float">
            <text:p>204.8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74112" calcext:value-type="float">
            <text:p>205.8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49272" calcext:value-type="float">
            <text:p>205.2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26768" calcext:value-type="float">
            <text:p>205.0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6088" calcext:value-type="float">
            <text:p>205.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93824" calcext:value-type="float">
            <text:p>205.0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73656" calcext:value-type="float">
            <text:p>205.2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383384" calcext:value-type="float">
            <text:p>205.3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21" calcext:value-type="float">
            <text:p>206.1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517496" calcext:value-type="float">
            <text:p>205.5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429104" calcext:value-type="float">
            <text:p>205.4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45044" calcext:value-type="float">
            <text:p>205.4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474824" calcext:value-type="float">
            <text:p>205.4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04264" calcext:value-type="float">
            <text:p>204.8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59712" calcext:value-type="float">
            <text:p>204.9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066" calcext:value-type="float">
            <text:p>205.2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6088" calcext:value-type="float">
            <text:p>205.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94992" calcext:value-type="float">
            <text:p>205.2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407768" calcext:value-type="float">
            <text:p>205.4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38376" calcext:value-type="float">
            <text:p>204.9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57376" calcext:value-type="float">
            <text:p>204.5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70152" calcext:value-type="float">
            <text:p>204.6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39544" calcext:value-type="float">
            <text:p>205.1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474824" calcext:value-type="float">
            <text:p>205.4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93824" calcext:value-type="float">
            <text:p>205.0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6672" calcext:value-type="float">
            <text:p>206.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05432" calcext:value-type="float">
            <text:p>205.0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798424" calcext:value-type="float">
            <text:p>203.7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777088" calcext:value-type="float">
            <text:p>203.7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20076" calcext:value-type="float">
            <text:p>204.2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999592" calcext:value-type="float">
            <text:p>203.9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80592" calcext:value-type="float">
            <text:p>204.3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13536" calcext:value-type="float">
            <text:p>204.3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9112" calcext:value-type="float">
            <text:p>203.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487528" calcext:value-type="float">
            <text:p>203.4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642976" calcext:value-type="float">
            <text:p>203.6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999592" calcext:value-type="float">
            <text:p>203.9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091032" calcext:value-type="float">
            <text:p>204.0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9112" calcext:value-type="float">
            <text:p>203.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710032" calcext:value-type="float">
            <text:p>203.7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04252" calcext:value-type="float">
            <text:p>203.0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063856" calcext:value-type="float">
            <text:p>203.0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106528" calcext:value-type="float">
            <text:p>203.1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466192" calcext:value-type="float">
            <text:p>203.4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688696" calcext:value-type="float">
            <text:p>203.6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179424" calcext:value-type="float">
            <text:p>204.1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80592" calcext:value-type="float">
            <text:p>204.3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58544" calcext:value-type="float">
            <text:p>204.7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74296" calcext:value-type="float">
            <text:p>202.7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74296" calcext:value-type="float">
            <text:p>202.7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16968" calcext:value-type="float">
            <text:p>202.8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29744" calcext:value-type="float">
            <text:p>202.9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16968" calcext:value-type="float">
            <text:p>202.8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08408" calcext:value-type="float">
            <text:p>202.9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968" calcext:value-type="float">
            <text:p>202.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018136" calcext:value-type="float">
            <text:p>203.0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08408" calcext:value-type="float">
            <text:p>202.9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441808" calcext:value-type="float">
            <text:p>203.4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173584" calcext:value-type="float">
            <text:p>203.1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06072" calcext:value-type="float">
            <text:p>202.5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94464" calcext:value-type="float">
            <text:p>202.5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99136" calcext:value-type="float">
            <text:p>203.3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710032" calcext:value-type="float">
            <text:p>203.7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441808" calcext:value-type="float">
            <text:p>203.4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487528" calcext:value-type="float">
            <text:p>203.4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99136" calcext:value-type="float">
            <text:p>203.3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106528" calcext:value-type="float">
            <text:p>203.1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74752" calcext:value-type="float">
            <text:p>203.3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889864" calcext:value-type="float">
            <text:p>203.8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3604" calcext:value-type="float">
            <text:p>204.5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023976" calcext:value-type="float">
            <text:p>204.0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14704" calcext:value-type="float">
            <text:p>204.5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04264" calcext:value-type="float">
            <text:p>204.8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106528" calcext:value-type="float">
            <text:p>203.1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173584" calcext:value-type="float">
            <text:p>203.1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3208" calcext:value-type="float">
            <text:p>203.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508864" calcext:value-type="float">
            <text:p>203.5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932536" calcext:value-type="float">
            <text:p>203.9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066648" calcext:value-type="float">
            <text:p>204.0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13536" calcext:value-type="float">
            <text:p>204.3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563216" calcext:value-type="float">
            <text:p>205.5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04264" calcext:value-type="float">
            <text:p>204.8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39544" calcext:value-type="float">
            <text:p>205.1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04264" calcext:value-type="float">
            <text:p>204.8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91488" calcext:value-type="float">
            <text:p>204.6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38376" calcext:value-type="float">
            <text:p>204.9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316328" calcext:value-type="float">
            <text:p>205.3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2922" calcext:value-type="float">
            <text:p>204.2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01928" calcext:value-type="float">
            <text:p>204.4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48104" calcext:value-type="float">
            <text:p>205.0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58544" calcext:value-type="float">
            <text:p>204.7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58544" calcext:value-type="float">
            <text:p>204.7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59712" calcext:value-type="float">
            <text:p>204.9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94992" calcext:value-type="float">
            <text:p>205.2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9032" calcext:value-type="float">
            <text:p>204.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03096" calcext:value-type="float">
            <text:p>204.6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49272" calcext:value-type="float">
            <text:p>205.2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6088" calcext:value-type="float">
            <text:p>205.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7132" calcext:value-type="float">
            <text:p>204.8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59712" calcext:value-type="float">
            <text:p>204.9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49272" calcext:value-type="float">
            <text:p>205.2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256" calcext:value-type="float">
            <text:p>204.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1704" calcext:value-type="float">
            <text:p>204.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49272" calcext:value-type="float">
            <text:p>205.2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49616" calcext:value-type="float">
            <text:p>205.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26768" calcext:value-type="float">
            <text:p>205.0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1704" calcext:value-type="float">
            <text:p>204.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37208" calcext:value-type="float">
            <text:p>204.7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34872" calcext:value-type="float">
            <text:p>204.3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23264" calcext:value-type="float">
            <text:p>204.4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03096" calcext:value-type="float">
            <text:p>204.6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672944" calcext:value-type="float">
            <text:p>205.6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92656" calcext:value-type="float">
            <text:p>204.8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58544" calcext:value-type="float">
            <text:p>204.7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92656" calcext:value-type="float">
            <text:p>204.8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91488" calcext:value-type="float">
            <text:p>204.6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37208" calcext:value-type="float">
            <text:p>204.7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04264" calcext:value-type="float">
            <text:p>204.8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59712" calcext:value-type="float">
            <text:p>204.9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407768" calcext:value-type="float">
            <text:p>205.4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05432" calcext:value-type="float">
            <text:p>205.0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93824" calcext:value-type="float">
            <text:p>205.0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7132" calcext:value-type="float">
            <text:p>204.8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59712" calcext:value-type="float">
            <text:p>204.9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45044" calcext:value-type="float">
            <text:p>205.4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98496" calcext:value-type="float">
            <text:p>205.8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52776" calcext:value-type="float">
            <text:p>205.8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49616" calcext:value-type="float">
            <text:p>205.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94992" calcext:value-type="float">
            <text:p>205.2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05432" calcext:value-type="float">
            <text:p>205.0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26768" calcext:value-type="float">
            <text:p>205.0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54188" calcext:value-type="float">
            <text:p>205.5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45044" calcext:value-type="float">
            <text:p>205.4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563216" calcext:value-type="float">
            <text:p>205.5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718664" calcext:value-type="float">
            <text:p>205.7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73656" calcext:value-type="float">
            <text:p>205.2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92656" calcext:value-type="float">
            <text:p>204.8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05432" calcext:value-type="float">
            <text:p>205.0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362048" calcext:value-type="float">
            <text:p>205.3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407768" calcext:value-type="float">
            <text:p>205.4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697328" calcext:value-type="float">
            <text:p>205.6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49616" calcext:value-type="float">
            <text:p>205.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27936" calcext:value-type="float">
            <text:p>205.2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256" calcext:value-type="float">
            <text:p>204.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7132" calcext:value-type="float">
            <text:p>204.8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1516" calcext:value-type="float">
            <text:p>205.1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6088" calcext:value-type="float">
            <text:p>205.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316328" calcext:value-type="float">
            <text:p>205.3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52776" calcext:value-type="float">
            <text:p>205.8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54188" calcext:value-type="float">
            <text:p>205.5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94992" calcext:value-type="float">
            <text:p>205.2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316328" calcext:value-type="float">
            <text:p>205.3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74112" calcext:value-type="float">
            <text:p>205.8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08224" calcext:value-type="float">
            <text:p>206.0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42336" calcext:value-type="float">
            <text:p>206.1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66008" calcext:value-type="float">
            <text:p>206.5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77616" calcext:value-type="float">
            <text:p>206.4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608936" calcext:value-type="float">
            <text:p>205.6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651608" calcext:value-type="float">
            <text:p>205.6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43504" calcext:value-type="float">
            <text:p>206.3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4584" calcext:value-type="float">
            <text:p>206.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76448" calcext:value-type="float">
            <text:p>206.2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78784" calcext:value-type="float">
            <text:p>206.6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79952" calcext:value-type="float">
            <text:p>206.8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32608" calcext:value-type="float">
            <text:p>206.0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7528" calcext:value-type="float">
            <text:p>206.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22168" calcext:value-type="float">
            <text:p>206.3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98952" calcext:value-type="float">
            <text:p>206.4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89224" calcext:value-type="float">
            <text:p>206.3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98952" calcext:value-type="float">
            <text:p>206.4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23336" calcext:value-type="float">
            <text:p>206.5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22168" calcext:value-type="float">
            <text:p>206.3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98968" calcext:value-type="float">
            <text:p>206.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98968" calcext:value-type="float">
            <text:p>206.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148176" calcext:value-type="float">
            <text:p>207.1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123792" calcext:value-type="float">
            <text:p>207.1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61452" calcext:value-type="float">
            <text:p>207.6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32496" calcext:value-type="float">
            <text:p>207.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4584" calcext:value-type="float">
            <text:p>206.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0012" calcext:value-type="float">
            <text:p>206.7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968344" calcext:value-type="float">
            <text:p>206.9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748632" calcext:value-type="float">
            <text:p>207.7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638904" calcext:value-type="float">
            <text:p>207.6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840072" calcext:value-type="float">
            <text:p>207.8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498" calcext:value-type="float">
            <text:p>207.9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014064" calcext:value-type="float">
            <text:p>207.0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0354" calcext:value-type="float">
            <text:p>207.0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93184" calcext:value-type="float">
            <text:p>207.5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50968" calcext:value-type="float">
            <text:p>208.1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50968" calcext:value-type="float">
            <text:p>208.1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352136" calcext:value-type="float">
            <text:p>208.3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3308" calcext:value-type="float">
            <text:p>208.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16856" calcext:value-type="float">
            <text:p>208.0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16856" calcext:value-type="float">
            <text:p>208.0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21528" calcext:value-type="float">
            <text:p>208.8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156808" calcext:value-type="float">
            <text:p>209.1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07584" calcext:value-type="float">
            <text:p>208.5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464912" calcext:value-type="float">
            <text:p>208.4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63744" calcext:value-type="float">
            <text:p>208.2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70596" calcext:value-type="float">
            <text:p>207.7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93184" calcext:value-type="float">
            <text:p>207.5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794352" calcext:value-type="float">
            <text:p>207.7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96688" calcext:value-type="float">
            <text:p>208.1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5564" calcext:value-type="float">
            <text:p>208.9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22696" calcext:value-type="float">
            <text:p>209.0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440528" calcext:value-type="float">
            <text:p>208.4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9552" calcext:value-type="float">
            <text:p>207.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9552" calcext:value-type="float">
            <text:p>207.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373472" calcext:value-type="float">
            <text:p>208.3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99024" calcext:value-type="float">
            <text:p>208.5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3936" calcext:value-type="float">
            <text:p>208.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50968" calcext:value-type="float">
            <text:p>208.1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29632" calcext:value-type="float">
            <text:p>208.1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07128" calcext:value-type="float">
            <text:p>207.9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28464" calcext:value-type="float">
            <text:p>207.9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440528" calcext:value-type="float">
            <text:p>208.4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8508" calcext:value-type="float">
            <text:p>208.2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3936" calcext:value-type="float">
            <text:p>208.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22696" calcext:value-type="float">
            <text:p>209.0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83456" calcext:value-type="float">
            <text:p>207.4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83456" calcext:value-type="float">
            <text:p>207.4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08296" calcext:value-type="float">
            <text:p>208.1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7464" calcext:value-type="float">
            <text:p>208.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63744" calcext:value-type="float">
            <text:p>208.2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99024" calcext:value-type="float">
            <text:p>208.5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35928" calcext:value-type="float">
            <text:p>209.7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004152" calcext:value-type="float">
            <text:p>210.0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42336" calcext:value-type="float">
            <text:p>206.1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88056" calcext:value-type="float">
            <text:p>206.1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34232" calcext:value-type="float">
            <text:p>206.8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282288" calcext:value-type="float">
            <text:p>207.2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31256" calcext:value-type="float">
            <text:p>208.9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90392" calcext:value-type="float">
            <text:p>206.5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34232" calcext:value-type="float">
            <text:p>206.8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672944" calcext:value-type="float">
            <text:p>205.6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517496" calcext:value-type="float">
            <text:p>205.5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3144" calcext:value-type="float">
            <text:p>205.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89224" calcext:value-type="float">
            <text:p>206.3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33064" calcext:value-type="float">
            <text:p>206.6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42336" calcext:value-type="float">
            <text:p>206.1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33776" calcext:value-type="float">
            <text:p>206.2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42336" calcext:value-type="float">
            <text:p>206.1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517496" calcext:value-type="float">
            <text:p>205.5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23336" calcext:value-type="float">
            <text:p>206.5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08224" calcext:value-type="float">
            <text:p>206.0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429104" calcext:value-type="float">
            <text:p>205.4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584552" calcext:value-type="float">
            <text:p>205.5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9032" calcext:value-type="float">
            <text:p>204.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3604" calcext:value-type="float">
            <text:p>204.5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94992" calcext:value-type="float">
            <text:p>205.2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651608" calcext:value-type="float">
            <text:p>205.6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58616" calcext:value-type="float">
            <text:p>206.8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05432" calcext:value-type="float">
            <text:p>205.0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23264" calcext:value-type="float">
            <text:p>204.4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23264" calcext:value-type="float">
            <text:p>204.4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158088" calcext:value-type="float">
            <text:p>204.1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340712" calcext:value-type="float">
            <text:p>205.3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8636" calcext:value-type="float">
            <text:p>203.2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508864" calcext:value-type="float">
            <text:p>203.5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798424" calcext:value-type="float">
            <text:p>203.7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99136" calcext:value-type="float">
            <text:p>203.3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152248" calcext:value-type="float">
            <text:p>203.1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13536" calcext:value-type="float">
            <text:p>204.3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91488" calcext:value-type="float">
            <text:p>204.6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6152" calcext:value-type="float">
            <text:p>202.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68456" calcext:value-type="float">
            <text:p>201.7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70792" calcext:value-type="float">
            <text:p>202.1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77728" calcext:value-type="float">
            <text:p>201.2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77728" calcext:value-type="float">
            <text:p>201.2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32008" calcext:value-type="float">
            <text:p>201.2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16512" calcext:value-type="float">
            <text:p>202.2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41768" calcext:value-type="float">
            <text:p>202.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460352" calcext:value-type="float">
            <text:p>202.4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28576" calcext:value-type="float">
            <text:p>202.7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173584" calcext:value-type="float">
            <text:p>203.1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16968" calcext:value-type="float">
            <text:p>202.8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74752" calcext:value-type="float">
            <text:p>203.3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49912" calcext:value-type="float">
            <text:p>202.7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15344" calcext:value-type="float">
            <text:p>202.0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99064" calcext:value-type="float">
            <text:p>201.2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16512" calcext:value-type="float">
            <text:p>202.2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481688" calcext:value-type="float">
            <text:p>202.4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460352" calcext:value-type="float">
            <text:p>202.4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48288" calcext:value-type="float">
            <text:p>201.9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0724" calcext:value-type="float">
            <text:p>202.7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53416" calcext:value-type="float">
            <text:p>203.3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018136" calcext:value-type="float">
            <text:p>203.0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23904" calcext:value-type="float">
            <text:p>201.9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34344" calcext:value-type="float">
            <text:p>201.6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04252" calcext:value-type="float">
            <text:p>203.0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4064" calcext:value-type="float">
            <text:p>203.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19304" calcext:value-type="float">
            <text:p>203.2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29744" calcext:value-type="float">
            <text:p>202.9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420472" calcext:value-type="float">
            <text:p>203.4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844144" calcext:value-type="float">
            <text:p>203.8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688696" calcext:value-type="float">
            <text:p>203.6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267816" calcext:value-type="float">
            <text:p>204.2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91488" calcext:value-type="float">
            <text:p>204.6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48816" calcext:value-type="float">
            <text:p>204.6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49984" calcext:value-type="float">
            <text:p>204.8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630272" calcext:value-type="float">
            <text:p>205.6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65552" calcext:value-type="float">
            <text:p>205.9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86888" calcext:value-type="float">
            <text:p>205.9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764384" calcext:value-type="float">
            <text:p>205.7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67176" calcext:value-type="float">
            <text:p>206.7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947008" calcext:value-type="float">
            <text:p>206.9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6672" calcext:value-type="float">
            <text:p>206.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5628" calcext:value-type="float">
            <text:p>206.4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33776" calcext:value-type="float">
            <text:p>206.2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98952" calcext:value-type="float">
            <text:p>206.4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88056" calcext:value-type="float">
            <text:p>206.1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23336" calcext:value-type="float">
            <text:p>206.5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6484" calcext:value-type="float">
            <text:p>206.3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53944" calcext:value-type="float">
            <text:p>206.0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316328" calcext:value-type="float">
            <text:p>205.3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74112" calcext:value-type="float">
            <text:p>205.8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08224" calcext:value-type="float">
            <text:p>206.0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718664" calcext:value-type="float">
            <text:p>205.7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41168" calcext:value-type="float">
            <text:p>205.9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33064" calcext:value-type="float">
            <text:p>206.6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9156" calcext:value-type="float">
            <text:p>206.7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014064" calcext:value-type="float">
            <text:p>207.0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98968" calcext:value-type="float">
            <text:p>206.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08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349344" calcext:value-type="float">
            <text:p>207.3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89536" calcext:value-type="float">
            <text:p>202.7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19688" calcext:value-type="float">
            <text:p>201.7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394" calcext:value-type="float">
            <text:p>200.9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24288" calcext:value-type="float">
            <text:p>200.4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35896" calcext:value-type="float">
            <text:p>200.3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46792" calcext:value-type="float">
            <text:p>200.6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53272" calcext:value-type="float">
            <text:p>199.1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06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39432" calcext:value-type="float">
            <text:p>198.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4756" calcext:value-type="float">
            <text:p>197.6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955664" calcext:value-type="float">
            <text:p>196.9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912992" calcext:value-type="float">
            <text:p>196.9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422264" calcext:value-type="float">
            <text:p>196.4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531992" calcext:value-type="float">
            <text:p>196.5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907152" calcext:value-type="float">
            <text:p>195.9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014088" calcext:value-type="float">
            <text:p>195.0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2338" calcext:value-type="float">
            <text:p>194.2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965576" calcext:value-type="float">
            <text:p>193.9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362072" calcext:value-type="float">
            <text:p>193.3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005456" calcext:value-type="float">
            <text:p>193.0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721736" calcext:value-type="float">
            <text:p>193.7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831464" calcext:value-type="float">
            <text:p>193.8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611752" calcext:value-type="float">
            <text:p>194.6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480688" calcext:value-type="float">
            <text:p>194.4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456304" calcext:value-type="float">
            <text:p>194.4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2338" calcext:value-type="float">
            <text:p>194.2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922904" calcext:value-type="float">
            <text:p>193.9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922904" calcext:value-type="float">
            <text:p>193.9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587624" calcext:value-type="float">
            <text:p>193.5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831464" calcext:value-type="float">
            <text:p>193.8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837304" calcext:value-type="float">
            <text:p>194.8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23964" calcext:value-type="float">
            <text:p>195.2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282312" calcext:value-type="float">
            <text:p>195.2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596256" calcext:value-type="float">
            <text:p>195.5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263768" calcext:value-type="float">
            <text:p>196.2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129656" calcext:value-type="float">
            <text:p>196.1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599048" calcext:value-type="float">
            <text:p>196.5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754496" calcext:value-type="float">
            <text:p>196.7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599048" calcext:value-type="float">
            <text:p>196.5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464936" calcext:value-type="float">
            <text:p>196.4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68744" calcext:value-type="float">
            <text:p>196.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03008" calcext:value-type="float">
            <text:p>197.8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39" calcext:value-type="float">
            <text:p>197.7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46392" calcext:value-type="float">
            <text:p>197.4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2724" calcext:value-type="float">
            <text:p>198.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54568" calcext:value-type="float">
            <text:p>198.8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53856" calcext:value-type="float">
            <text:p>199.2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68968" calcext:value-type="float">
            <text:p>199.7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12352" calcext:value-type="float">
            <text:p>199.4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78696" calcext:value-type="float">
            <text:p>199.8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96144" calcext:value-type="float">
            <text:p>200.7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62032" calcext:value-type="float">
            <text:p>200.6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8804" calcext:value-type="float">
            <text:p>201.4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53216" calcext:value-type="float">
            <text:p>201.7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2144" calcext:value-type="float">
            <text:p>202.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35672" calcext:value-type="float">
            <text:p>202.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79224" calcext:value-type="float">
            <text:p>202.5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01272" calcext:value-type="float">
            <text:p>202.2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1288" calcext:value-type="float">
            <text:p>202.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776" calcext:value-type="float">
            <text:p>201.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43488" calcext:value-type="float">
            <text:p>201.6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53928" calcext:value-type="float">
            <text:p>201.3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39984" calcext:value-type="float">
            <text:p>201.0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03536" calcext:value-type="float">
            <text:p>200.5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36024" calcext:value-type="float">
            <text:p>199.8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21624" calcext:value-type="float">
            <text:p>198.9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41792" calcext:value-type="float">
            <text:p>198.7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26224" calcext:value-type="float">
            <text:p>197.6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0626" calcext:value-type="float">
            <text:p>196.0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547744" calcext:value-type="float">
            <text:p>194.5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676016" calcext:value-type="float">
            <text:p>193.6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206624" calcext:value-type="float">
            <text:p>193.2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091056" calcext:value-type="float">
            <text:p>192.0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776" calcext:value-type="float">
            <text:p>201.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954152" calcext:value-type="float">
            <text:p>190.9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35928" calcext:value-type="float">
            <text:p>192.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332104" calcext:value-type="float">
            <text:p>191.3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289432" calcext:value-type="float">
            <text:p>191.2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197992" calcext:value-type="float">
            <text:p>191.1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752984" calcext:value-type="float">
            <text:p>190.7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82004" calcext:value-type="float">
            <text:p>190.8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551816" calcext:value-type="float">
            <text:p>190.5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039752" calcext:value-type="float">
            <text:p>190.0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744352" calcext:value-type="float">
            <text:p>188.7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658752" calcext:value-type="float">
            <text:p>189.6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771528" calcext:value-type="float">
            <text:p>189.7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90564" calcext:value-type="float">
            <text:p>189.9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243712" calcext:value-type="float">
            <text:p>191.2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43904" calcext:value-type="float">
            <text:p>190.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926976" calcext:value-type="float">
            <text:p>189.9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350648" calcext:value-type="float">
            <text:p>190.3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1096" calcext:value-type="float">
            <text:p>191.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18936" calcext:value-type="float">
            <text:p>189.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677296" calcext:value-type="float">
            <text:p>188.6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543184" calcext:value-type="float">
            <text:p>188.5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430408" calcext:value-type="float">
            <text:p>188.4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165232" calcext:value-type="float">
            <text:p>188.1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253624" calcext:value-type="float">
            <text:p>188.2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363352" calcext:value-type="float">
            <text:p>188.3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631576" calcext:value-type="float">
            <text:p>188.6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61024" calcext:value-type="float">
            <text:p>188.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832744" calcext:value-type="float">
            <text:p>188.8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079632" calcext:value-type="float">
            <text:p>189.0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347856" calcext:value-type="float">
            <text:p>189.3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658752" calcext:value-type="float">
            <text:p>189.6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881256" calcext:value-type="float">
            <text:p>189.8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170816" calcext:value-type="float">
            <text:p>190.1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463424" calcext:value-type="float">
            <text:p>190.4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707264" calcext:value-type="float">
            <text:p>190.7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289432" calcext:value-type="float">
            <text:p>191.2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78016" calcext:value-type="float">
            <text:p>191.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112392" calcext:value-type="float">
            <text:p>192.1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935608" calcext:value-type="float">
            <text:p>191.9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426336" calcext:value-type="float">
            <text:p>192.4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98412" calcext:value-type="float">
            <text:p>192.9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231008" calcext:value-type="float">
            <text:p>193.2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474848" calcext:value-type="float">
            <text:p>193.4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877184" calcext:value-type="float">
            <text:p>193.8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502024" calcext:value-type="float">
            <text:p>194.5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1482" calcext:value-type="float">
            <text:p>195.1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77304" calcext:value-type="float">
            <text:p>195.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10832" calcext:value-type="float">
            <text:p>196.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754496" calcext:value-type="float">
            <text:p>196.7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70776" calcext:value-type="float">
            <text:p>197.4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229728" calcext:value-type="float">
            <text:p>198.2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494904" calcext:value-type="float">
            <text:p>198.4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0768" calcext:value-type="float">
            <text:p>198.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08848" calcext:value-type="float">
            <text:p>198.8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44584" calcext:value-type="float">
            <text:p>199.7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16312" calcext:value-type="float">
            <text:p>200.6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10544" calcext:value-type="float">
            <text:p>201.7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49784" calcext:value-type="float">
            <text:p>203.2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44016" calcext:value-type="float">
            <text:p>204.3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87856" calcext:value-type="float">
            <text:p>204.5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23124" calcext:value-type="float">
            <text:p>204.2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008736" calcext:value-type="float">
            <text:p>204.0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694792" calcext:value-type="float">
            <text:p>203.6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075792" calcext:value-type="float">
            <text:p>204.0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11072" calcext:value-type="float">
            <text:p>204.4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137008" calcext:value-type="float">
            <text:p>203.1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8156" calcext:value-type="float">
            <text:p>202.9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20272" calcext:value-type="float">
            <text:p>201.8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30712" calcext:value-type="float">
            <text:p>201.5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63656" calcext:value-type="float">
            <text:p>201.4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88496" calcext:value-type="float">
            <text:p>202.0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85704" calcext:value-type="float">
            <text:p>201.0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91472" calcext:value-type="float">
            <text:p>199.9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58528" calcext:value-type="float">
            <text:p>200.0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678" calcext:value-type="float">
            <text:p>199.5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74736" calcext:value-type="float">
            <text:p>198.6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358" calcext:value-type="float">
            <text:p>197.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928488" calcext:value-type="float">
            <text:p>195.9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215256" calcext:value-type="float">
            <text:p>195.2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678808" calcext:value-type="float">
            <text:p>194.6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078352" calcext:value-type="float">
            <text:p>194.0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099688" calcext:value-type="float">
            <text:p>194.0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05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367912" calcext:value-type="float">
            <text:p>194.3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04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788792" calcext:value-type="float">
            <text:p>193.7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185288" calcext:value-type="float">
            <text:p>193.1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072512" calcext:value-type="float">
            <text:p>193.0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03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64884" calcext:value-type="float">
            <text:p>192.6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112392" calcext:value-type="float">
            <text:p>192.1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713104" calcext:value-type="float">
            <text:p>191.7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112392" calcext:value-type="float">
            <text:p>192.1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03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514728" calcext:value-type="float">
            <text:p>192.5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917064" calcext:value-type="float">
            <text:p>192.9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0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185288" calcext:value-type="float">
            <text:p>193.1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02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298064" calcext:value-type="float">
            <text:p>193.2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0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362072" calcext:value-type="float">
            <text:p>193.3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02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697352" calcext:value-type="float">
            <text:p>193.6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496184" calcext:value-type="float">
            <text:p>193.4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743072" calcext:value-type="float">
            <text:p>193.7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01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922904" calcext:value-type="float">
            <text:p>193.9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053968" calcext:value-type="float">
            <text:p>194.0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52336" calcext:value-type="float">
            <text:p>194.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8-01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389248" calcext:value-type="float">
            <text:p>194.3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12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724528" calcext:value-type="float">
            <text:p>194.7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1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971416" calcext:value-type="float">
            <text:p>194.9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12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328032" calcext:value-type="float">
            <text:p>195.3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12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416424" calcext:value-type="float">
            <text:p>195.4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12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462144" calcext:value-type="float">
            <text:p>195.4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974208" calcext:value-type="float">
            <text:p>195.9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11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15404" calcext:value-type="float">
            <text:p>196.1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11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464936" calcext:value-type="float">
            <text:p>196.4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309488" calcext:value-type="float">
            <text:p>196.3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11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599048" calcext:value-type="float">
            <text:p>196.5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644768" calcext:value-type="float">
            <text:p>196.6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800216" calcext:value-type="float">
            <text:p>196.8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10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223888" calcext:value-type="float">
            <text:p>197.2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10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290944" calcext:value-type="float">
            <text:p>197.2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04888" calcext:value-type="float">
            <text:p>197.6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10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336664" calcext:value-type="float">
            <text:p>197.3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10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92112" calcext:value-type="float">
            <text:p>197.4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10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27392" calcext:value-type="float">
            <text:p>197.8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09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20456" calcext:value-type="float">
            <text:p>198.7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98408" calcext:value-type="float">
            <text:p>199.0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534" calcext:value-type="float">
            <text:p>198.6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09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473568" calcext:value-type="float">
            <text:p>198.4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09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138288" calcext:value-type="float">
            <text:p>198.1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31812" calcext:value-type="float">
            <text:p>198.3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08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87512" calcext:value-type="float">
            <text:p>198.7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08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15144" calcext:value-type="float">
            <text:p>200.4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44584" calcext:value-type="float">
            <text:p>199.7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2208" calcext:value-type="float">
            <text:p>199.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08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12352" calcext:value-type="float">
            <text:p>199.4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08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9328" calcext:value-type="float">
            <text:p>197.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330824" calcext:value-type="float">
            <text:p>196.3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77304" calcext:value-type="float">
            <text:p>195.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81292" calcext:value-type="float">
            <text:p>194.8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986912" calcext:value-type="float">
            <text:p>193.9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737232" calcext:value-type="float">
            <text:p>192.7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889888" calcext:value-type="float">
            <text:p>191.8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511936" calcext:value-type="float">
            <text:p>191.5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042544" calcext:value-type="float">
            <text:p>191.0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948312" calcext:value-type="float">
            <text:p>189.9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06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168024" calcext:value-type="float">
            <text:p>189.1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06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100968" calcext:value-type="float">
            <text:p>189.1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06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792864" calcext:value-type="float">
            <text:p>189.7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771528" calcext:value-type="float">
            <text:p>189.7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05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414912" calcext:value-type="float">
            <text:p>189.4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100968" calcext:value-type="float">
            <text:p>189.1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342016" calcext:value-type="float">
            <text:p>188.3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052456" calcext:value-type="float">
            <text:p>188.0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69584" calcext:value-type="float">
            <text:p>187.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092336" calcext:value-type="float">
            <text:p>187.0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44616" calcext:value-type="float">
            <text:p>186.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62824" calcext:value-type="float">
            <text:p>185.6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64704" calcext:value-type="float">
            <text:p>185.4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3176" calcext:value-type="float">
            <text:p>185.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07376" calcext:value-type="float">
            <text:p>185.5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04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87208" calcext:value-type="float">
            <text:p>185.6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04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06208" calcext:value-type="float">
            <text:p>185.3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03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53096" calcext:value-type="float">
            <text:p>185.5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06208" calcext:value-type="float">
            <text:p>185.3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83704" calcext:value-type="float">
            <text:p>185.0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37984" calcext:value-type="float">
            <text:p>185.0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03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129424" calcext:value-type="float">
            <text:p>185.1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03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4032" calcext:value-type="float">
            <text:p>185.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07376" calcext:value-type="float">
            <text:p>185.5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02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98816" calcext:value-type="float">
            <text:p>185.5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02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955432" calcext:value-type="float">
            <text:p>185.9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02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177936" calcext:value-type="float">
            <text:p>186.1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02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40044" calcext:value-type="float">
            <text:p>186.4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02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534552" calcext:value-type="float">
            <text:p>186.5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01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958224" calcext:value-type="float">
            <text:p>186.9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6044" calcext:value-type="float">
            <text:p>187.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01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207904" calcext:value-type="float">
            <text:p>188.2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94552" calcext:value-type="float">
            <text:p>188.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01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631576" calcext:value-type="float">
            <text:p>188.6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098176" calcext:value-type="float">
            <text:p>188.0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805568" calcext:value-type="float">
            <text:p>187.8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12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052456" calcext:value-type="float">
            <text:p>188.0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588904" calcext:value-type="float">
            <text:p>188.5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12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790072" calcext:value-type="float">
            <text:p>188.7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12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436248" calcext:value-type="float">
            <text:p>189.4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12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838584" calcext:value-type="float">
            <text:p>189.8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12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908432" calcext:value-type="float">
            <text:p>190.9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11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420496" calcext:value-type="float">
            <text:p>191.4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1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511936" calcext:value-type="float">
            <text:p>191.5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11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024" calcext:value-type="float">
            <text:p>192.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270888" calcext:value-type="float">
            <text:p>192.2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246504" calcext:value-type="float">
            <text:p>192.2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737232" calcext:value-type="float">
            <text:p>192.7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3194" calcext:value-type="float">
            <text:p>193.3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10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206624" calcext:value-type="float">
            <text:p>193.2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581784" calcext:value-type="float">
            <text:p>192.5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246504" calcext:value-type="float">
            <text:p>192.2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136776" calcext:value-type="float">
            <text:p>192.1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755776" calcext:value-type="float">
            <text:p>191.7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10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621664" calcext:value-type="float">
            <text:p>191.6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09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06972" calcext:value-type="float">
            <text:p>192.0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447672" calcext:value-type="float">
            <text:p>192.4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310768" calcext:value-type="float">
            <text:p>191.3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06388" calcext:value-type="float">
            <text:p>191.0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197992" calcext:value-type="float">
            <text:p>191.1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09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289432" calcext:value-type="float">
            <text:p>191.2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09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377824" calcext:value-type="float">
            <text:p>191.3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453512" calcext:value-type="float">
            <text:p>193.4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434968" calcext:value-type="float">
            <text:p>194.4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840096" calcext:value-type="float">
            <text:p>195.8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08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995544" calcext:value-type="float">
            <text:p>195.9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172584" calcext:value-type="float">
            <text:p>195.1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456304" calcext:value-type="float">
            <text:p>194.4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871344" calcext:value-type="float">
            <text:p>192.8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847216" calcext:value-type="float">
            <text:p>191.8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237872" calcext:value-type="float">
            <text:p>190.2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390528" calcext:value-type="float">
            <text:p>189.3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207904" calcext:value-type="float">
            <text:p>188.2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31484" calcext:value-type="float">
            <text:p>187.3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44616" calcext:value-type="float">
            <text:p>186.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842656" calcext:value-type="float">
            <text:p>185.8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06208" calcext:value-type="float">
            <text:p>185.3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06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60032" calcext:value-type="float">
            <text:p>184.6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06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47256" calcext:value-type="float">
            <text:p>184.5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06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82536" calcext:value-type="float">
            <text:p>184.8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05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97648" calcext:value-type="float">
            <text:p>185.3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05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863992" calcext:value-type="float">
            <text:p>185.8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05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312048" calcext:value-type="float">
            <text:p>186.3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05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622944" calcext:value-type="float">
            <text:p>186.6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534552" calcext:value-type="float">
            <text:p>186.5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467496" calcext:value-type="float">
            <text:p>186.4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04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824112" calcext:value-type="float">
            <text:p>186.8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04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802776" calcext:value-type="float">
            <text:p>186.8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04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180728" calcext:value-type="float">
            <text:p>187.1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427616" calcext:value-type="float">
            <text:p>187.4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540392" calcext:value-type="float">
            <text:p>187.5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04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494672" calcext:value-type="float">
            <text:p>187.4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540392" calcext:value-type="float">
            <text:p>187.5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03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272168" calcext:value-type="float">
            <text:p>187.2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03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272168" calcext:value-type="float">
            <text:p>187.2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03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829952" calcext:value-type="float">
            <text:p>187.8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03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253624" calcext:value-type="float">
            <text:p>188.2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738512" calcext:value-type="float">
            <text:p>187.7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226448" calcext:value-type="float">
            <text:p>187.2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205112" calcext:value-type="float">
            <text:p>187.2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138056" calcext:value-type="float">
            <text:p>187.1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757056" calcext:value-type="float">
            <text:p>186.7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071" calcext:value-type="float">
            <text:p>187.0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73572" calcext:value-type="float">
            <text:p>186.7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622944" calcext:value-type="float">
            <text:p>186.6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869832" calcext:value-type="float">
            <text:p>186.8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97956" calcext:value-type="float">
            <text:p>186.9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226448" calcext:value-type="float">
            <text:p>187.2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583064" calcext:value-type="float">
            <text:p>187.5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805568" calcext:value-type="float">
            <text:p>187.8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27496" calcext:value-type="float">
            <text:p>188.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723016" calcext:value-type="float">
            <text:p>188.7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390528" calcext:value-type="float">
            <text:p>189.3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972696" calcext:value-type="float">
            <text:p>189.9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417704" calcext:value-type="float">
            <text:p>190.4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996824" calcext:value-type="float">
            <text:p>190.9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73444" calcext:value-type="float">
            <text:p>191.7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225168" calcext:value-type="float">
            <text:p>192.2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98412" calcext:value-type="float">
            <text:p>192.9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831464" calcext:value-type="float">
            <text:p>193.8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081144" calcext:value-type="float">
            <text:p>195.0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77888" calcext:value-type="float">
            <text:p>196.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25056" calcext:value-type="float">
            <text:p>197.4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70064" calcext:value-type="float">
            <text:p>197.8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14616" calcext:value-type="float">
            <text:p>197.7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39" calcext:value-type="float">
            <text:p>197.7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867272" calcext:value-type="float">
            <text:p>196.8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577712" calcext:value-type="float">
            <text:p>196.5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355208" calcext:value-type="float">
            <text:p>196.3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952872" calcext:value-type="float">
            <text:p>195.9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928488" calcext:value-type="float">
            <text:p>195.9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928488" calcext:value-type="float">
            <text:p>195.9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81292" calcext:value-type="float">
            <text:p>194.8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810128" calcext:value-type="float">
            <text:p>193.8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139568" calcext:value-type="float">
            <text:p>193.1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828672" calcext:value-type="float">
            <text:p>192.8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889888" calcext:value-type="float">
            <text:p>191.8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685928" calcext:value-type="float">
            <text:p>190.6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771528" calcext:value-type="float">
            <text:p>189.7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765688" calcext:value-type="float">
            <text:p>188.7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6044" calcext:value-type="float">
            <text:p>187.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802776" calcext:value-type="float">
            <text:p>186.8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11088" calcext:value-type="float">
            <text:p>186.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955432" calcext:value-type="float">
            <text:p>185.9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51928" calcext:value-type="float">
            <text:p>185.3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37984" calcext:value-type="float">
            <text:p>185.0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37528" calcext:value-type="float">
            <text:p>184.4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37528" calcext:value-type="float">
            <text:p>184.4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92976" calcext:value-type="float">
            <text:p>184.5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1548" calcext:value-type="float">
            <text:p>184.8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49136" calcext:value-type="float">
            <text:p>184.3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03416" calcext:value-type="float">
            <text:p>184.3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60032" calcext:value-type="float">
            <text:p>184.6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39152" calcext:value-type="float">
            <text:p>185.2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41488" calcext:value-type="float">
            <text:p>185.6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976768" calcext:value-type="float">
            <text:p>185.9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022488" calcext:value-type="float">
            <text:p>186.0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379104" calcext:value-type="float">
            <text:p>186.3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379104" calcext:value-type="float">
            <text:p>186.3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244992" calcext:value-type="float">
            <text:p>186.2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266328" calcext:value-type="float">
            <text:p>186.2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223656" calcext:value-type="float">
            <text:p>186.2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1566" calcext:value-type="float">
            <text:p>186.1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40044" calcext:value-type="float">
            <text:p>186.4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043824" calcext:value-type="float">
            <text:p>186.0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72988" calcext:value-type="float">
            <text:p>185.7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62824" calcext:value-type="float">
            <text:p>185.6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863992" calcext:value-type="float">
            <text:p>185.8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73572" calcext:value-type="float">
            <text:p>186.7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043824" calcext:value-type="float">
            <text:p>186.0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488832" calcext:value-type="float">
            <text:p>186.4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714384" calcext:value-type="float">
            <text:p>186.7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891168" calcext:value-type="float">
            <text:p>186.8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891168" calcext:value-type="float">
            <text:p>186.8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293504" calcext:value-type="float">
            <text:p>187.2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473336" calcext:value-type="float">
            <text:p>187.4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180728" calcext:value-type="float">
            <text:p>187.1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40628" calcext:value-type="float">
            <text:p>187.4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738512" calcext:value-type="float">
            <text:p>187.7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9854" calcext:value-type="float">
            <text:p>187.9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22924" calcext:value-type="float">
            <text:p>188.2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454792" calcext:value-type="float">
            <text:p>188.4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497464" calcext:value-type="float">
            <text:p>188.4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698632" calcext:value-type="float">
            <text:p>188.6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790072" calcext:value-type="float">
            <text:p>188.7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966856" calcext:value-type="float">
            <text:p>188.9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637416" calcext:value-type="float">
            <text:p>189.6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972696" calcext:value-type="float">
            <text:p>189.9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039752" calcext:value-type="float">
            <text:p>190.0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350648" calcext:value-type="float">
            <text:p>190.3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597536" calcext:value-type="float">
            <text:p>190.5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042544" calcext:value-type="float">
            <text:p>191.0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197992" calcext:value-type="float">
            <text:p>191.1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68872" calcext:value-type="float">
            <text:p>191.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956944" calcext:value-type="float">
            <text:p>191.9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270888" calcext:value-type="float">
            <text:p>192.2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69456" calcext:value-type="float">
            <text:p>192.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02984" calcext:value-type="float">
            <text:p>193.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810128" calcext:value-type="float">
            <text:p>193.8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855848" calcext:value-type="float">
            <text:p>193.8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65468" calcext:value-type="float">
            <text:p>193.6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630296" calcext:value-type="float">
            <text:p>193.6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630296" calcext:value-type="float">
            <text:p>193.6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986912" calcext:value-type="float">
            <text:p>193.9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855848" calcext:value-type="float">
            <text:p>193.8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697352" calcext:value-type="float">
            <text:p>193.6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011296" calcext:value-type="float">
            <text:p>194.0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322192" calcext:value-type="float">
            <text:p>194.3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081144" calcext:value-type="float">
            <text:p>195.0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995544" calcext:value-type="float">
            <text:p>195.9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309488" calcext:value-type="float">
            <text:p>196.3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330824" calcext:value-type="float">
            <text:p>196.3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019928" calcext:value-type="float">
            <text:p>196.0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5292" calcext:value-type="float">
            <text:p>195.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879976" calcext:value-type="float">
            <text:p>194.8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837304" calcext:value-type="float">
            <text:p>194.8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745864" calcext:value-type="float">
            <text:p>194.7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389248" calcext:value-type="float">
            <text:p>194.3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764408" calcext:value-type="float">
            <text:p>193.7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139568" calcext:value-type="float">
            <text:p>193.1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737232" calcext:value-type="float">
            <text:p>192.7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493392" calcext:value-type="float">
            <text:p>192.4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35928" calcext:value-type="float">
            <text:p>192.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514728" calcext:value-type="float">
            <text:p>192.5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487552" calcext:value-type="float">
            <text:p>191.4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795656" calcext:value-type="float">
            <text:p>190.7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262256" calcext:value-type="float">
            <text:p>190.2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1952" calcext:value-type="float">
            <text:p>190.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262256" calcext:value-type="float">
            <text:p>190.2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170816" calcext:value-type="float">
            <text:p>190.1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106808" calcext:value-type="float">
            <text:p>190.1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106808" calcext:value-type="float">
            <text:p>190.1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972696" calcext:value-type="float">
            <text:p>189.9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725808" calcext:value-type="float">
            <text:p>189.7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994032" calcext:value-type="float">
            <text:p>189.9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948312" calcext:value-type="float">
            <text:p>189.9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85992" calcext:value-type="float">
            <text:p>189.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658752" calcext:value-type="float">
            <text:p>189.6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100968" calcext:value-type="float">
            <text:p>189.1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342016" calcext:value-type="float">
            <text:p>188.3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93968" calcext:value-type="float">
            <text:p>187.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6044" calcext:value-type="float">
            <text:p>187.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6044" calcext:value-type="float">
            <text:p>187.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671456" calcext:value-type="float">
            <text:p>187.6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561728" calcext:value-type="float">
            <text:p>187.5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628784" calcext:value-type="float">
            <text:p>187.6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272168" calcext:value-type="float">
            <text:p>187.2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958224" calcext:value-type="float">
            <text:p>186.9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714384" calcext:value-type="float">
            <text:p>186.7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113672" calcext:value-type="float">
            <text:p>187.1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003944" calcext:value-type="float">
            <text:p>187.0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138056" calcext:value-type="float">
            <text:p>187.1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293504" calcext:value-type="float">
            <text:p>187.2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473336" calcext:value-type="float">
            <text:p>187.4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427616" calcext:value-type="float">
            <text:p>187.4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36056" calcext:value-type="float">
            <text:p>187.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339224" calcext:value-type="float">
            <text:p>187.3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473336" calcext:value-type="float">
            <text:p>187.4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69584" calcext:value-type="float">
            <text:p>187.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9854" calcext:value-type="float">
            <text:p>187.9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85992" calcext:value-type="float">
            <text:p>189.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409072" calcext:value-type="float">
            <text:p>188.4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387736" calcext:value-type="float">
            <text:p>188.3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521848" calcext:value-type="float">
            <text:p>188.5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631576" calcext:value-type="float">
            <text:p>188.6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68872" calcext:value-type="float">
            <text:p>191.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9328" calcext:value-type="float">
            <text:p>197.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966856" calcext:value-type="float">
            <text:p>188.9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390528" calcext:value-type="float">
            <text:p>189.3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591696" calcext:value-type="float">
            <text:p>189.5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637416" calcext:value-type="float">
            <text:p>189.6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534" calcext:value-type="float">
            <text:p>198.6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1952" calcext:value-type="float">
            <text:p>190.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283592" calcext:value-type="float">
            <text:p>190.2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597536" calcext:value-type="float">
            <text:p>190.5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996824" calcext:value-type="float">
            <text:p>190.9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621664" calcext:value-type="float">
            <text:p>191.6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554608" calcext:value-type="float">
            <text:p>191.5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788792" calcext:value-type="float">
            <text:p>193.7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179448" calcext:value-type="float">
            <text:p>192.1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78768" calcext:value-type="float">
            <text:p>201.9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27368" calcext:value-type="float">
            <text:p>193.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60896" calcext:value-type="float">
            <text:p>193.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011296" calcext:value-type="float">
            <text:p>194.0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791584" calcext:value-type="float">
            <text:p>194.7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837304" calcext:value-type="float">
            <text:p>194.8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059808" calcext:value-type="float">
            <text:p>195.0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550536" calcext:value-type="float">
            <text:p>195.5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928488" calcext:value-type="float">
            <text:p>195.9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376544" calcext:value-type="float">
            <text:p>196.3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711824" calcext:value-type="float">
            <text:p>196.7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531992" calcext:value-type="float">
            <text:p>196.5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711824" calcext:value-type="float">
            <text:p>196.7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547976" calcext:value-type="float">
            <text:p>205.5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85592" calcext:value-type="float">
            <text:p>206.2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376544" calcext:value-type="float">
            <text:p>196.3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06844" calcext:value-type="float">
            <text:p>197.0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129656" calcext:value-type="float">
            <text:p>196.1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129656" calcext:value-type="float">
            <text:p>196.1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730368" calcext:value-type="float">
            <text:p>195.7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260976" calcext:value-type="float">
            <text:p>195.2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188568" calcext:value-type="float">
            <text:p>204.1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745864" calcext:value-type="float">
            <text:p>194.7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745864" calcext:value-type="float">
            <text:p>194.7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925696" calcext:value-type="float">
            <text:p>194.9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65212" calcext:value-type="float">
            <text:p>203.6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587624" calcext:value-type="float">
            <text:p>193.5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096896" calcext:value-type="float">
            <text:p>193.0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136776" calcext:value-type="float">
            <text:p>192.1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310768" calcext:value-type="float">
            <text:p>191.3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975488" calcext:value-type="float">
            <text:p>190.9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707264" calcext:value-type="float">
            <text:p>190.7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48476" calcext:value-type="float">
            <text:p>190.4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90564" calcext:value-type="float">
            <text:p>189.9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283592" calcext:value-type="float">
            <text:p>190.2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994032" calcext:value-type="float">
            <text:p>189.9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457584" calcext:value-type="float">
            <text:p>189.4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302136" calcext:value-type="float">
            <text:p>189.3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23508" calcext:value-type="float">
            <text:p>189.2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457584" calcext:value-type="float">
            <text:p>189.4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637416" calcext:value-type="float">
            <text:p>189.6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116952" calcext:value-type="float">
            <text:p>198.1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487552" calcext:value-type="float">
            <text:p>191.4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497464" calcext:value-type="float">
            <text:p>188.4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22924" calcext:value-type="float">
            <text:p>188.2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805568" calcext:value-type="float">
            <text:p>187.8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073792" calcext:value-type="float">
            <text:p>188.0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790072" calcext:value-type="float">
            <text:p>188.7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387736" calcext:value-type="float">
            <text:p>188.3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256416" calcext:value-type="float">
            <text:p>189.2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03112" calcext:value-type="float">
            <text:p>188.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897008" calcext:value-type="float">
            <text:p>187.8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72632" calcext:value-type="float">
            <text:p>187.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918344" calcext:value-type="float">
            <text:p>187.9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583064" calcext:value-type="float">
            <text:p>187.5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583064" calcext:value-type="float">
            <text:p>187.5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073792" calcext:value-type="float">
            <text:p>188.0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671456" calcext:value-type="float">
            <text:p>187.6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784232" calcext:value-type="float">
            <text:p>187.7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006736" calcext:value-type="float">
            <text:p>188.0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296296" calcext:value-type="float">
            <text:p>188.2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918344" calcext:value-type="float">
            <text:p>187.9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363352" calcext:value-type="float">
            <text:p>188.3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27496" calcext:value-type="float">
            <text:p>188.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61024" calcext:value-type="float">
            <text:p>188.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61024" calcext:value-type="float">
            <text:p>188.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302136" calcext:value-type="float">
            <text:p>189.3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390528" calcext:value-type="float">
            <text:p>189.3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792864" calcext:value-type="float">
            <text:p>189.7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578992" calcext:value-type="float">
            <text:p>191.5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136776" calcext:value-type="float">
            <text:p>192.1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77432" calcext:value-type="float">
            <text:p>190.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310768" calcext:value-type="float">
            <text:p>191.3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377824" calcext:value-type="float">
            <text:p>191.3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621664" calcext:value-type="float">
            <text:p>191.6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420496" calcext:value-type="float">
            <text:p>191.4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197992" calcext:value-type="float">
            <text:p>191.1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956944" calcext:value-type="float">
            <text:p>191.9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466216" calcext:value-type="float">
            <text:p>191.4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600328" calcext:value-type="float">
            <text:p>191.6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380616" calcext:value-type="float">
            <text:p>192.3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071232" calcext:value-type="float">
            <text:p>198.0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868552" calcext:value-type="float">
            <text:p>191.8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024" calcext:value-type="float">
            <text:p>192.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493392" calcext:value-type="float">
            <text:p>192.4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761616" calcext:value-type="float">
            <text:p>192.7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072512" calcext:value-type="float">
            <text:p>193.0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27952" calcext:value-type="float">
            <text:p>194.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28448" calcext:value-type="float">
            <text:p>203.2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255136" calcext:value-type="float">
            <text:p>194.2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370704" calcext:value-type="float">
            <text:p>195.3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260976" calcext:value-type="float">
            <text:p>195.2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791584" calcext:value-type="float">
            <text:p>194.7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260976" calcext:value-type="float">
            <text:p>195.2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855848" calcext:value-type="float">
            <text:p>193.8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362072" calcext:value-type="float">
            <text:p>193.3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005456" calcext:value-type="float">
            <text:p>193.0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405" calcext:value-type="float">
            <text:p>192.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621664" calcext:value-type="float">
            <text:p>191.6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069976" calcext:value-type="float">
            <text:p>191.0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533528" calcext:value-type="float">
            <text:p>190.5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02376" calcext:value-type="float">
            <text:p>183.6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649096" calcext:value-type="float">
            <text:p>191.6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355976" calcext:value-type="float">
            <text:p>193.3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8811</text:p>
          </table:table-cell>
          <table:table-cell office:value-type="string" calcext:value-type="string">
            <text:p>Shingle Hills Quad</text:p>
          </table:table-cell>
          <table:table-cell office:value-type="string" calcext:value-type="string">
            <text:p>201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62216" calcext:value-type="float">
            <text:p>197.5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42" meta:object-count="0"/>
    <meta:user-defined meta:name="AppVersion">3.0</meta:user-defined>
  </office:meta>
</office:document-meta>
</file>